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</office:event-listeners>
  </office:scripts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OpenSymbol" svg:font-family="OpenSymbo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PrésentsSéance" style:family="table">
      <style:table-properties style:width="17.009cm" fo:margin-left="0cm" fo:margin-right="-0.009cm" table:align="margins" style:writing-mode="lr-tb"/>
    </style:style>
    <style:style style:name="PrésentsSéance.A" style:family="table-column">
      <style:table-column-properties style:column-width="1.005cm" style:rel-column-width="3873*"/>
    </style:style>
    <style:style style:name="PrésentsSéance.B" style:family="table-column">
      <style:table-column-properties style:column-width="16.004cm" style:rel-column-width="61662*"/>
    </style:style>
    <style:style style:name="PrésentsSéance.1" style:family="table-row">
      <style:table-row-properties style:min-row-height="0.847cm"/>
    </style:style>
    <style:style style:name="PrésentsSéance.A1" style:family="table-cell">
      <style:table-cell-properties fo:padding="0.097cm" fo:border="none"/>
    </style:style>
    <style:style style:name="AbsentsSéance" style:family="table">
      <style:table-properties style:width="17.013cm" fo:margin-left="0cm" fo:margin-right="-0.012cm" table:align="margins" style:writing-mode="lr-tb"/>
    </style:style>
    <style:style style:name="AbsentsSéance.A" style:family="table-column">
      <style:table-column-properties style:column-width="0.953cm" style:rel-column-width="3669*"/>
    </style:style>
    <style:style style:name="AbsentsSéance.B" style:family="table-column">
      <style:table-column-properties style:column-width="16.06cm" style:rel-column-width="61866*"/>
    </style:style>
    <style:style style:name="AbsentsSéance.A1" style:family="table-cell">
      <style:table-cell-properties fo:padding="0cm" fo:border="none"/>
    </style:style>
    <style:style style:name="AbsentsSéance.2" style:family="table-row">
      <style:table-row-properties style:min-row-height="0.259cm"/>
    </style:style>
    <style:style style:name="ExcusésSéance" style:family="table">
      <style:table-properties style:width="17.013cm" fo:margin-left="0cm" fo:margin-right="-0.012cm" table:align="margins" style:writing-mode="lr-tb"/>
    </style:style>
    <style:style style:name="ExcusésSéance.A" style:family="table-column">
      <style:table-column-properties style:column-width="0.953cm" style:rel-column-width="3669*"/>
    </style:style>
    <style:style style:name="ExcusésSéance.B" style:family="table-column">
      <style:table-column-properties style:column-width="16.06cm" style:rel-column-width="61866*"/>
    </style:style>
    <style:style style:name="ExcusésSéance.A1" style:family="table-cell">
      <style:table-cell-properties fo:padding="0cm" fo:border="none"/>
    </style:style>
    <style:style style:name="ExcusésSéance.2" style:family="table-row">
      <style:table-row-properties style:min-row-height="0.259cm"/>
    </style:style>
    <style:style style:name="OJPublicSeul" style:family="table">
      <style:table-properties style:width="17cm" table:align="margins" style:writing-mode="lr-tb"/>
    </style:style>
    <style:style style:name="OJPublicSeul.A" style:family="table-column">
      <style:table-column-properties style:column-width="17cm" style:rel-column-width="65535*"/>
    </style:style>
    <style:style style:name="OJPublicMultiple" style:family="table">
      <style:table-properties style:width="17cm" table:align="margins" style:writing-mode="lr-tb"/>
    </style:style>
    <style:style style:name="OJPublicMultiple.A" style:family="table-column">
      <style:table-column-properties style:column-width="17cm" style:rel-column-width="65535*"/>
    </style:style>
    <style:style style:name="OJHuis-ClosSeul" style:family="table">
      <style:table-properties style:width="17cm" table:align="margins" style:writing-mode="lr-tb"/>
    </style:style>
    <style:style style:name="OJHuis-ClosSeul.A" style:family="table-column">
      <style:table-column-properties style:column-width="17cm" style:rel-column-width="65535*"/>
    </style:style>
    <style:style style:name="OJHuis-ClosMultiple" style:family="table">
      <style:table-properties style:width="17cm" table:align="margins" style:writing-mode="lr-tb"/>
    </style:style>
    <style:style style:name="OJHuis-ClosMultiple.A" style:family="table-column">
      <style:table-column-properties style:column-width="17cm" style:rel-column-width="65535*"/>
    </style:style>
    <style:style style:name="PointPublic" style:family="table">
      <style:table-properties style:width="17cm" table:align="margins" style:writing-mode="lr-tb"/>
    </style:style>
    <style:style style:name="PointPublic.A" style:family="table-column">
      <style:table-column-properties style:column-width="17cm" style:rel-column-width="65535*"/>
    </style:style>
    <style:style style:name="PointsPublics" style:family="table">
      <style:table-properties style:width="17cm" table:align="margins" style:writing-mode="lr-tb"/>
    </style:style>
    <style:style style:name="PointsPublics.A" style:family="table-column">
      <style:table-column-properties style:column-width="17cm" style:rel-column-width="65535*"/>
    </style:style>
    <style:style style:name="PointPublicAbsents" style:family="table">
      <style:table-properties style:width="17.013cm" fo:margin-left="0cm" fo:margin-right="-0.012cm" table:align="margins" style:writing-mode="lr-tb"/>
    </style:style>
    <style:style style:name="PointPublicAbsents.A" style:family="table-column">
      <style:table-column-properties style:column-width="1.482cm" style:rel-column-width="5707*"/>
    </style:style>
    <style:style style:name="PointPublicAbsents.B" style:family="table-column">
      <style:table-column-properties style:column-width="0.926cm" style:rel-column-width="3567*"/>
    </style:style>
    <style:style style:name="PointPublicAbsents.C" style:family="table-column">
      <style:table-column-properties style:column-width="14.605cm" style:rel-column-width="56261*"/>
    </style:style>
    <style:style style:name="PointPublicAbsents.A1" style:family="table-cell">
      <style:table-cell-properties fo:padding="0cm" fo:border="none"/>
    </style:style>
    <style:style style:name="PointPublicAbsents.2" style:family="table-row">
      <style:table-row-properties style:min-row-height="0.259cm"/>
    </style:style>
    <style:style style:name="PointPublicAbsents.3" style:family="table-row">
      <style:table-row-properties style:min-row-height="0.714cm"/>
    </style:style>
    <style:style style:name="PointPublicInterpellations" style:family="table">
      <style:table-properties style:width="17cm" table:align="margins" style:writing-mode="lr-tb"/>
    </style:style>
    <style:style style:name="PointPublicInterpellations.A" style:family="table-column">
      <style:table-column-properties style:column-width="17cm" style:rel-column-width="65535*"/>
    </style:style>
    <style:style style:name="AnnexesPubliques" style:family="table">
      <style:table-properties style:width="17.02cm" fo:margin-left="-0.019cm" fo:margin-right="0cm" table:align="margins" style:may-break-between-rows="false" style:writing-mode="lr-tb"/>
    </style:style>
    <style:style style:name="AnnexesPubliques.A" style:family="table-column">
      <style:table-column-properties style:column-width="17.02cm" style:rel-column-width="65535*"/>
    </style:style>
    <style:style style:name="AnnexesPubliques.1" style:family="table-row">
      <style:table-row-properties style:min-row-height="0.582cm"/>
    </style:style>
    <style:style style:name="AnnexesPubliques.A1" style:family="table-cell">
      <style:table-cell-properties fo:background-color="transparent" fo:padding="0cm" fo:border="none">
        <style:background-image/>
      </style:table-cell-properties>
    </style:style>
    <style:style style:name="AnnexePublique" style:family="table">
      <style:table-properties style:width="16.99cm" fo:margin-left="0.03cm" fo:margin-right="0cm" fo:break-before="auto" fo:break-after="auto" table:align="margins" style:may-break-between-rows="false" style:writing-mode="lr-tb"/>
    </style:style>
    <style:style style:name="AnnexePublique.A" style:family="table-column">
      <style:table-column-properties style:column-width="16.99cm" style:rel-column-width="65535*"/>
    </style:style>
    <style:style style:name="AnnexePublique.A1" style:family="table-cell">
      <style:table-cell-properties fo:padding="0.097cm" fo:border="0.002cm solid #000000"/>
    </style:style>
    <style:style style:name="PointHuis-Clos" style:family="table">
      <style:table-properties style:width="17cm" table:align="margins" style:writing-mode="lr-tb"/>
    </style:style>
    <style:style style:name="PointHuis-Clos.A" style:family="table-column">
      <style:table-column-properties style:column-width="17cm" style:rel-column-width="65535*"/>
    </style:style>
    <style:style style:name="PointsHuis-Clos" style:family="table">
      <style:table-properties style:width="17cm" table:align="margins" style:writing-mode="lr-tb"/>
    </style:style>
    <style:style style:name="PointsHuis-Clos.A" style:family="table-column">
      <style:table-column-properties style:column-width="17cm" style:rel-column-width="65535*"/>
    </style:style>
    <style:style style:name="PointHuis-ClosAbsents" style:family="table">
      <style:table-properties style:width="17.013cm" fo:margin-left="0cm" fo:margin-right="-0.012cm" table:align="margins" style:writing-mode="lr-tb"/>
    </style:style>
    <style:style style:name="PointHuis-ClosAbsents.A" style:family="table-column">
      <style:table-column-properties style:column-width="1.482cm" style:rel-column-width="5707*"/>
    </style:style>
    <style:style style:name="PointHuis-ClosAbsents.B" style:family="table-column">
      <style:table-column-properties style:column-width="0.926cm" style:rel-column-width="3567*"/>
    </style:style>
    <style:style style:name="PointHuis-ClosAbsents.C" style:family="table-column">
      <style:table-column-properties style:column-width="14.605cm" style:rel-column-width="56261*"/>
    </style:style>
    <style:style style:name="PointHuis-ClosAbsents.A1" style:family="table-cell">
      <style:table-cell-properties fo:padding="0cm" fo:border="none"/>
    </style:style>
    <style:style style:name="PointHuis-ClosAbsents.2" style:family="table-row">
      <style:table-row-properties style:min-row-height="0.259cm"/>
    </style:style>
    <style:style style:name="PointHuis-ClosAbsents.3" style:family="table-row">
      <style:table-row-properties style:min-row-height="0.714cm"/>
    </style:style>
    <style:style style:name="PointHuis-ClosInterpellations" style:family="table">
      <style:table-properties style:width="17cm" table:align="margins" style:writing-mode="lr-tb"/>
    </style:style>
    <style:style style:name="PointHuis-ClosInterpellations.A" style:family="table-column">
      <style:table-column-properties style:column-width="17cm" style:rel-column-width="65535*"/>
    </style:style>
    <style:style style:name="AnnexesHuis-Clos" style:family="table">
      <style:table-properties style:width="17.02cm" fo:margin-left="-0.019cm" fo:margin-right="0cm" table:align="margins" style:may-break-between-rows="false" style:writing-mode="lr-tb"/>
    </style:style>
    <style:style style:name="AnnexesHuis-Clos.A" style:family="table-column">
      <style:table-column-properties style:column-width="17.02cm" style:rel-column-width="65535*"/>
    </style:style>
    <style:style style:name="AnnexesHuis-Clos.1" style:family="table-row">
      <style:table-row-properties style:min-row-height="0.582cm"/>
    </style:style>
    <style:style style:name="AnnexesHuis-Clos.A1" style:family="table-cell">
      <style:table-cell-properties fo:background-color="transparent" fo:padding="0cm" fo:border="none">
        <style:background-image/>
      </style:table-cell-properties>
    </style:style>
    <style:style style:name="AnnexeHuis-Clos" style:family="table">
      <style:table-properties style:width="16.99cm" fo:margin-left="0.03cm" fo:margin-right="0cm" fo:break-before="auto" fo:break-after="auto" table:align="margins" style:may-break-between-rows="false" style:writing-mode="lr-tb"/>
    </style:style>
    <style:style style:name="AnnexeHuis-Clos.A" style:family="table-column">
      <style:table-column-properties style:column-width="16.99cm" style:rel-column-width="65535*"/>
    </style:style>
    <style:style style:name="AnnexeHuis-Clos.A1" style:family="table-cell">
      <style:table-cell-properties fo:padding="0.097cm" fo:border="0.002cm solid #000000"/>
    </style:style>
    <style:style style:name="SignaturesConseil" style:family="table">
      <style:table-properties style:width="17.011cm" fo:margin-left="0cm" fo:margin-right="-0.011cm" table:align="margins" style:writing-mode="lr-tb"/>
    </style:style>
    <style:style style:name="SignaturesConseil.A" style:family="table-column">
      <style:table-column-properties style:column-width="8.505cm" style:rel-column-width="32767*"/>
    </style:style>
    <style:style style:name="SignaturesConseil.B" style:family="table-column">
      <style:table-column-properties style:column-width="8.505cm" style:rel-column-width="32768*"/>
    </style:style>
    <style:style style:name="SignaturesConseil.1" style:family="table-row">
      <style:table-row-properties style:min-row-height="0.661cm"/>
    </style:style>
    <style:style style:name="SignaturesConseil.A1" style:family="table-cell">
      <style:table-cell-properties fo:padding="0.097cm" fo:border="none"/>
    </style:style>
    <style:style style:name="SignaturesConseil.2" style:family="table-row">
      <style:table-row-properties style:min-row-height="0.423cm"/>
    </style:style>
    <style:style style:name="SignaturesCollege" style:family="table">
      <style:table-properties style:width="17.011cm" fo:margin-left="0cm" fo:margin-right="-0.011cm" table:align="margins" style:writing-mode="lr-tb"/>
    </style:style>
    <style:style style:name="SignaturesCollege.A" style:family="table-column">
      <style:table-column-properties style:column-width="8.505cm" style:rel-column-width="32767*"/>
    </style:style>
    <style:style style:name="SignaturesCollege.B" style:family="table-column">
      <style:table-column-properties style:column-width="8.505cm" style:rel-column-width="32768*"/>
    </style:style>
    <style:style style:name="SignaturesCollege.1" style:family="table-row">
      <style:table-row-properties style:min-row-height="0.635cm"/>
    </style:style>
    <style:style style:name="SignaturesCollege.A1" style:family="table-cell">
      <style:table-cell-properties fo:padding="0.097cm" fo:border="none"/>
    </style:style>
    <style:style style:name="SignaturesCollege.2" style:family="table-row">
      <style:table-row-properties style:min-row-height="0.794cm"/>
    </style:style>
    <style:style style:name="SignaturesCollege.3" style:family="table-row">
      <style:table-row-properties style:min-row-height="0.37cm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ext_20_body">
      <style:text-properties style:font-name="Arial3" fo:font-size="12pt" style:text-underline-style="solid" style:text-underline-width="auto" style:text-underline-color="font-color" fo:font-weight="bold"/>
    </style:style>
    <style:style style:name="P3" style:family="paragraph" style:parent-style-name="Text_20_body">
      <style:paragraph-properties fo:text-align="center" style:justify-single-word="false"/>
      <style:text-properties style:font-name="Arial3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Verdana1"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Verdana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Verdana1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Verdana1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style:text-underline-style="none" fo:font-weight="normal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ext_20_body">
      <style:paragraph-properties fo:text-align="center" style:justify-single-word="false"/>
      <style:text-properties fo:font-size="9pt" fo:language="fr" fo:country="BE" style:font-size-asian="9pt" style:font-size-complex="9pt"/>
    </style:style>
    <style:style style:name="P14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8pt" fo:language="fr" fo:country="BE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fo:color="#000000" style:font-name="Verdana1" fo:font-size="12pt" style:font-size-asian="12pt" style:font-size-complex="12pt"/>
    </style:style>
    <style:style style:name="P18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P19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able_20_Contents">
      <style:text-properties fo:font-size="6pt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6" style:family="paragraph" style:parent-style-name="Table_20_Contents">
      <style:text-properties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fo:font-weight="normal" style:font-weight-asian="normal" style:font-weight-complex="normal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>
      <style:paragraph-properties fo:text-align="start" style:justify-single-word="false" fo:orphans="2" fo:widows="2" style:writing-mode="lr-tb">
        <style:tab-stops/>
      </style:paragraph-properties>
    </style:style>
    <style:style style:name="P31" style:family="paragraph" style:parent-style-name="Text_20_body">
      <style:paragraph-properties fo:text-align="start" style:justify-single-word="false" fo:orphans="2" fo:widows="2" style:writing-mode="lr-tb">
        <style:tab-stops/>
      </style:paragraph-properties>
      <style:text-properties style:use-window-font-color="true" style:font-name="Verdana" fo:font-size="10pt" fo:language="fr" fo:country="FR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32" style:family="paragraph" style:parent-style-name="standard4">
      <style:paragraph-properties fo:text-align="end" style:justify-single-word="false"/>
      <style:text-properties fo:font-style="normal" style:font-style-asian="normal" style:font-style-complex="normal"/>
    </style:style>
    <style:style style:name="P33" style:family="paragraph" style:parent-style-name="standard4">
      <style:text-properties fo:font-size="9pt" fo:font-style="italic" style:font-size-asian="9pt" style:font-style-asian="italic" style:font-size-complex="9pt" style:font-style-complex="italic"/>
    </style:style>
    <style:style style:name="P34" style:family="paragraph" style:parent-style-name="standard4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5" style:family="paragraph" style:parent-style-name="standard4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6" style:family="paragraph" style:parent-style-name="standard4">
      <style:paragraph-properties fo:text-align="end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37" style:family="paragraph" style:parent-style-name="standard4"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  <style:background-image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38" style:family="paragraph" style:parent-style-name="standard4"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  <style:background-image/>
      </style:paragraph-properties>
      <style:text-properties style:use-window-font-color="true" style:font-name="Verdana" fo:font-size="9pt" fo:language="fr" fo:country="FR" fo:font-style="italic" style:text-underline-style="none" style:font-name-asian="Times New Roman" style:font-size-asian="9pt" style:font-style-asian="italic" style:font-name-complex="Times New Roman" style:font-size-complex="9pt" style:font-style-complex="italic"/>
    </style:style>
    <style:style style:name="P3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2" style:family="paragraph" style:parent-style-name="Standard">
      <style:text-properties fo:text-transform="uppercase"/>
    </style:style>
    <style:style style:name="P43" style:family="paragraph" style:parent-style-name="Standard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44" style:family="paragraph" style:parent-style-name="Standard">
      <style:text-properties fo:text-transform="uppercase" style:text-underline-style="none" fo:font-weight="normal" style:font-weight-asian="normal" style:font-weight-complex="normal"/>
    </style:style>
    <style:style style:name="P45" style:family="paragraph" style:parent-style-name="Standard">
      <style:text-properties fo:font-variant="normal" fo:text-transform="none" style:text-underline-style="none" fo:font-weight="normal" fo:background-color="transparent" style:font-weight-asian="normal" style:font-weight-complex="normal"/>
    </style:style>
    <style:style style:name="P46" style:family="paragraph" style:parent-style-name="Standard">
      <style:text-properties fo:font-size="9pt" fo:language="fr" fo:country="BE" style:font-size-asian="9pt" style:font-size-complex="9pt"/>
    </style:style>
    <style:style style:name="P47" style:family="paragraph" style:parent-style-name="Text_20_body" style:master-page-name="">
      <style:paragraph-properties fo:text-align="center" style:justify-single-word="false" style:page-number="auto" fo:background-color="#c0c0c0" style:border-line-width="0.035cm 0.035cm 0.035cm" fo:padding="0cm" fo:border="0.105cm double #000000" style:shadow="none">
        <style:background-image/>
      </style:paragraph-properties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8" style:family="paragraph" style:parent-style-name="Heading">
      <style:paragraph-properties fo:text-align="center" style:justify-single-word="false"/>
      <style:text-properties style:font-name="Verdana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9" style:family="paragraph" style:parent-style-name="Text_20_body">
      <style:text-properties style:text-underline-style="none" fo:font-weight="normal" style:font-weight-asian="normal" style:font-weight-complex="normal"/>
    </style:style>
    <style:style style:name="P50" style:family="paragraph" style:parent-style-name="Text_20_body" style:list-style-name="L1">
      <style:text-properties style:text-underline-style="none" fo:font-weight="normal" style:font-weight-asian="normal" style:font-weight-complex="normal"/>
    </style:style>
    <style:style style:name="P51" style:family="paragraph" style:parent-style-name="Table_20_Contents" style:master-page-name="annexe">
      <style:paragraph-properties style:page-number="auto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style:text-underline-style="none" style:font-size-asian="10pt" style:font-size-complex="1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font-name="Verdana" fo:font-size="10pt" fo:language="fr" fo:country="FR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3" style:family="text">
      <style:text-properties style:use-window-font-color="true" style:font-name="Verdana" fo:language="fr" fo:country="FR" style:text-underline-style="none" style:font-name-asian="Times New Roman" style:font-name-complex="Times New Roman"/>
    </style:style>
    <style:style style:name="T14" style:family="text">
      <style:text-properties style:use-window-font-color="true" style:text-position="0% 100%"/>
    </style:style>
    <style:style style:name="T15" style:family="text">
      <style:text-properties style:use-window-font-color="true" style:text-position="super 58%"/>
    </style:style>
    <style:style style:name="T16" style:family="text">
      <style:text-properties fo:font-variant="normal" fo:text-transform="none"/>
    </style:style>
    <style:style style:name="T17" style:family="text">
      <style:text-properties fo:font-variant="normal" fo:text-transform="none" fo:font-weight="bold" style:font-weight-asian="bold" style:font-weight-complex="bold"/>
    </style:style>
    <style:style style:name="T18" style:family="text">
      <style:text-properties fo:background-color="transparent"/>
    </style:style>
    <style:style style:name="T19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74742016" text:id="ct274742016">
          <text:insertion>
            <office:change-info>
              <dc:creator>Auteur inconnu</dc:creator>
              <dc:date>2017-04-26T10:40:00</dc:date>
            </office:change-info>
          </text:insertion>
        </text:changed-region>
        <text:changed-region xml:id="ct274742120" text:id="ct274742120">
          <text:insertion>
            <office:change-info>
              <dc:creator>Auteur inconnu</dc:creator>
              <dc:date>2021-05-25T16:14:00</dc:date>
            </office:change-info>
          </text:insertion>
        </text:changed-region>
        <text:changed-region xml:id="ct274742224" text:id="ct274742224">
          <text:insertion>
            <office:change-info>
              <dc:creator>Auteur inconnu</dc:creator>
              <dc:date>2021-05-27T11:16:00</dc:date>
            </office:change-info>
          </text:insertion>
        </text:changed-region>
        <text:changed-region xml:id="ct274743056" text:id="ct274743056">
          <text:insertion>
            <office:change-info>
              <dc:creator>Auteur inconnu</dc:creator>
              <dc:date>2021-05-27T11:17:00</dc:date>
            </office:change-info>
          </text:insertion>
        </text:changed-region>
        <text:changed-region xml:id="ct274742848" text:id="ct274742848">
          <text:insertion>
            <office:change-info>
              <dc:creator>Auteur inconnu</dc:creator>
              <dc:date>2016-12-01T10:56:00</dc:date>
            </office:change-info>
          </text:insertion>
        </text:changed-region>
        <text:changed-region xml:id="ct274743160" text:id="ct274743160">
          <text:insertion>
            <office:change-info>
              <dc:creator>Auteur inconnu</dc:creator>
              <dc:date>2021-05-25T16:19:00</dc:date>
            </office:change-info>
          </text:insertion>
        </text:changed-region>
        <text:changed-region xml:id="ct274743264" text:id="ct274743264">
          <text:insertion>
            <office:change-info>
              <dc:creator>Auteur inconnu</dc:creator>
              <dc:date>2017-07-13T18:07:00</dc:date>
            </office:change-info>
          </text:insertion>
        </text:changed-region>
        <text:changed-region xml:id="ct274743368" text:id="ct274743368">
          <text:insertion>
            <office:change-info>
              <dc:creator>Auteur inconnu</dc:creator>
              <dc:date>2016-12-01T12:08:00</dc:date>
            </office:change-info>
          </text:insertion>
        </text:changed-region>
        <text:changed-region xml:id="ct274743472" text:id="ct274743472">
          <text:insertion>
            <office:change-info>
              <dc:creator>Auteur inconnu</dc:creator>
              <dc:date>2016-12-01T12:10:00</dc:date>
            </office:change-info>
          </text:insertion>
        </text:changed-region>
        <text:changed-region xml:id="ct274743576" text:id="ct274743576">
          <text:insertion>
            <office:change-info>
              <dc:creator>Auteur inconnu</dc:creator>
              <dc:date>2021-09-08T15:49:00</dc:date>
            </office:change-info>
          </text:insertion>
        </text:changed-region>
        <text:changed-region xml:id="ct274745032" text:id="ct274745032">
          <text:insertion>
            <office:change-info>
              <dc:creator>Auteur inconnu</dc:creator>
              <dc:date>2021-05-26T16:15:00</dc:date>
            </office:change-info>
          </text:insertion>
        </text:changed-region>
        <text:changed-region xml:id="ct274744824" text:id="ct274744824">
          <text:insertion>
            <office:change-info>
              <dc:creator>Auteur inconnu</dc:creator>
              <dc:date>2021-05-26T16:15:00</dc:date>
            </office:change-info>
          </text:insertion>
        </text:changed-region>
        <text:changed-region xml:id="ct274745240" text:id="ct274745240">
          <text:insertion>
            <office:change-info>
              <dc:creator>Auteur inconnu</dc:creator>
              <dc:date>2021-09-08T15:51:00</dc:date>
            </office:change-info>
          </text:insertion>
        </text:changed-region>
        <text:changed-region xml:id="ct274744720" text:id="ct274744720">
          <text:insertion>
            <office:change-info>
              <dc:creator>Auteur inconnu</dc:creator>
              <dc:date>2021-09-08T15:51:00</dc:date>
            </office:change-info>
          </text:insertion>
        </text:changed-region>
        <text:changed-region xml:id="ct274745448" text:id="ct274745448">
          <text:insertion>
            <office:change-info>
              <dc:creator>Auteur inconnu</dc:creator>
              <dc:date>2021-09-08T15:52:00</dc:date>
            </office:change-info>
          </text:insertion>
        </text:changed-region>
        <text:changed-region xml:id="ct274745344" text:id="ct274745344">
          <text:insertion>
            <office:change-info>
              <dc:creator>Auteur inconnu</dc:creator>
              <dc:date>2021-09-08T15:51:00</dc:date>
            </office:change-info>
          </text:insertion>
        </text:changed-region>
        <text:changed-region xml:id="ct274745864" text:id="ct274745864">
          <text:insertion>
            <office:change-info>
              <dc:creator>Auteur inconnu</dc:creator>
              <dc:date>2021-09-08T15:52:00</dc:date>
            </office:change-info>
          </text:insertion>
        </text:changed-region>
        <text:changed-region xml:id="ct274744928" text:id="ct274744928">
          <text:insertion>
            <office:change-info>
              <dc:creator>Auteur inconnu</dc:creator>
              <dc:date>2021-09-08T15:52:00</dc:date>
            </office:change-info>
          </text:insertion>
        </text:changed-region>
        <text:changed-region xml:id="ct274745552" text:id="ct274745552">
          <text:insertion>
            <office:change-info>
              <dc:creator>Auteur inconnu</dc:creator>
              <dc:date>2021-05-26T16:26:00</dc:date>
            </office:change-info>
          </text:insertion>
        </text:changed-region>
        <text:changed-region xml:id="ct274745656" text:id="ct274745656">
          <text:insertion>
            <office:change-info>
              <dc:creator>Auteur inconnu</dc:creator>
              <dc:date>2021-05-26T16:26:00</dc:date>
            </office:change-info>
          </text:insertion>
        </text:changed-region>
        <text:changed-region xml:id="ct274745968" text:id="ct274745968">
          <text:insertion>
            <office:change-info>
              <dc:creator>Auteur inconnu</dc:creator>
              <dc:date>2021-09-08T15:55:00</dc:date>
            </office:change-info>
          </text:insertion>
        </text:changed-region>
        <text:changed-region xml:id="ct274746072" text:id="ct274746072">
          <text:insertion>
            <office:change-info>
              <dc:creator>Auteur inconnu</dc:creator>
              <dc:date>2021-09-08T15:55:00</dc:date>
            </office:change-info>
          </text:insertion>
        </text:changed-region>
        <text:changed-region xml:id="ct274740040" text:id="ct274740040">
          <text:insertion>
            <office:change-info>
              <dc:creator>Auteur inconnu</dc:creator>
              <dc:date>2021-09-08T15:56:00</dc:date>
            </office:change-info>
          </text:insertion>
        </text:changed-region>
        <text:changed-region xml:id="ct274739208" text:id="ct274739208">
          <text:insertion>
            <office:change-info>
              <dc:creator>Auteur inconnu</dc:creator>
              <dc:date>2021-09-08T15:55:00</dc:date>
            </office:change-info>
          </text:insertion>
        </text:changed-region>
        <text:changed-region xml:id="ct274738584" text:id="ct274738584">
          <text:insertion>
            <office:change-info>
              <dc:creator>Auteur inconnu</dc:creator>
              <dc:date>2021-09-08T15:56:00</dc:date>
            </office:change-info>
          </text:insertion>
        </text:changed-region>
        <text:changed-region xml:id="ct274738480" text:id="ct274738480">
          <text:insertion>
            <office:change-info>
              <dc:creator>Auteur inconnu</dc:creator>
              <dc:date>2021-09-08T15:55:00</dc:date>
            </office:change-info>
          </text:insertion>
        </text:changed-region>
        <text:changed-region xml:id="ct274745136" text:id="ct274745136">
          <text:insertion>
            <office:change-info>
              <dc:creator>Auteur inconnu</dc:creator>
              <dc:date>2021-05-27T12:37:00</dc:date>
            </office:change-info>
          </text:insertion>
        </text:changed-region>
        <text:changed-region xml:id="ct274739520" text:id="ct274739520">
          <text:insertion>
            <office:change-info>
              <dc:creator>Auteur inconnu</dc:creator>
              <dc:date>2021-05-27T12:09:00</dc:date>
            </office:change-info>
          </text:insertion>
        </text:changed-region>
        <text:changed-region xml:id="ct274740352" text:id="ct274740352">
          <text:insertion>
            <office:change-info>
              <dc:creator>Auteur inconnu</dc:creator>
              <dc:date>2021-09-08T16:00:00</dc:date>
            </office:change-info>
          </text:insertion>
        </text:changed-region>
        <text:changed-region xml:id="ct274739832" text:id="ct274739832">
          <text:insertion>
            <office:change-info>
              <dc:creator>Auteur inconnu</dc:creator>
              <dc:date>2021-09-08T16:00:00</dc:date>
            </office:change-info>
          </text:insertion>
        </text:changed-region>
        <text:changed-region xml:id="ct274739624" text:id="ct274739624">
          <text:insertion>
            <office:change-info>
              <dc:creator>Auteur inconnu</dc:creator>
              <dc:date>2021-09-08T16:04:00</dc:date>
            </office:change-info>
          </text:insertion>
        </text:changed-region>
        <text:changed-region xml:id="ct274738688" text:id="ct274738688">
          <text:insertion>
            <office:change-info>
              <dc:creator>Auteur inconnu</dc:creator>
              <dc:date>2021-09-08T16:05:00</dc:date>
            </office:change-info>
          </text:insertion>
        </text:changed-region>
        <text:changed-region xml:id="ct274740976" text:id="ct274740976">
          <text:insertion>
            <office:change-info>
              <dc:creator>Auteur inconnu</dc:creator>
              <dc:date>2021-09-08T16:04:00</dc:date>
            </office:change-info>
          </text:insertion>
        </text:changed-region>
        <text:changed-region xml:id="ct274740664" text:id="ct274740664">
          <text:insertion>
            <office:change-info>
              <dc:creator>Auteur inconnu</dc:creator>
              <dc:date>2021-09-08T16:05:00</dc:date>
            </office:change-info>
          </text:insertion>
        </text:changed-region>
        <text:changed-region xml:id="ct274739728" text:id="ct274739728">
          <text:insertion>
            <office:change-info>
              <dc:creator>Auteur inconnu</dc:creator>
              <dc:date>2021-05-27T12:48:00</dc:date>
            </office:change-info>
          </text:insertion>
        </text:changed-region>
        <text:changed-region xml:id="ct274740144" text:id="ct274740144">
          <text:insertion>
            <office:change-info>
              <dc:creator>Auteur inconnu</dc:creator>
              <dc:date>2021-05-27T12:48:00</dc:date>
            </office:change-info>
          </text:insertion>
        </text:changed-region>
        <text:changed-region xml:id="ct274739936" text:id="ct274739936">
          <text:insertion>
            <office:change-info>
              <dc:creator>Auteur inconnu</dc:creator>
              <dc:date>2021-05-27T12:49:00</dc:date>
            </office:change-info>
          </text:insertion>
        </text:changed-region>
        <text:changed-region xml:id="ct274739312" text:id="ct274739312">
          <text:insertion>
            <office:change-info>
              <dc:creator>Auteur inconnu</dc:creator>
              <dc:date>2021-05-27T12:49:00</dc:date>
            </office:change-info>
          </text:insertion>
        </text:changed-region>
        <text:changed-region xml:id="ct274739416" text:id="ct274739416">
          <text:insertion>
            <office:change-info>
              <dc:creator>Auteur inconnu</dc:creator>
              <dc:date>2021-05-27T16:10:00</dc:date>
            </office:change-info>
          </text:insertion>
        </text:changed-region>
        <text:changed-region xml:id="ct274740248" text:id="ct274740248">
          <text:insertion>
            <office:change-info>
              <dc:creator>Auteur inconnu</dc:creator>
              <dc:date>2021-05-27T16:10:00</dc:date>
            </office:change-info>
          </text:insertion>
        </text:changed-region>
        <text:changed-region xml:id="ct274738792" text:id="ct274738792">
          <text:insertion>
            <office:change-info>
              <dc:creator>Auteur inconnu</dc:creator>
              <dc:date>2021-09-08T16:14:00</dc:date>
            </office:change-info>
          </text:insertion>
        </text:changed-region>
        <text:changed-region xml:id="ct274740456" text:id="ct274740456">
          <text:insertion>
            <office:change-info>
              <dc:creator>Auteur inconnu</dc:creator>
              <dc:date>2021-09-08T16:14:00</dc:date>
            </office:change-info>
          </text:insertion>
        </text:changed-region>
        <text:changed-region xml:id="ct274740560" text:id="ct274740560">
          <text:insertion>
            <office:change-info>
              <dc:creator>Auteur inconnu</dc:creator>
              <dc:date>2021-09-08T16:15:00</dc:date>
            </office:change-info>
          </text:insertion>
        </text:changed-region>
        <text:changed-region xml:id="ct274738896" text:id="ct274738896">
          <text:insertion>
            <office:change-info>
              <dc:creator>Auteur inconnu</dc:creator>
              <dc:date>2021-09-08T16:15:00</dc:date>
            </office:change-info>
          </text:insertion>
        </text:changed-region>
        <text:changed-region xml:id="ct274739000" text:id="ct274739000">
          <text:insertion>
            <office:change-info>
              <dc:creator>Auteur inconnu</dc:creator>
              <dc:date>2021-09-08T16:15:00</dc:date>
            </office:change-info>
          </text:insertion>
        </text:changed-region>
        <text:changed-region xml:id="ct274740768" text:id="ct274740768">
          <text:insertion>
            <office:change-info>
              <dc:creator>Auteur inconnu</dc:creator>
              <dc:date>2021-09-08T16:16:00</dc:date>
            </office:change-info>
          </text:insertion>
        </text:changed-region>
        <text:changed-region xml:id="ct274738064" text:id="ct274738064">
          <text:insertion>
            <office:change-info>
              <dc:creator>Auteur inconnu</dc:creator>
              <dc:date>2021-09-08T16:23:00</dc:date>
            </office:change-info>
          </text:insertion>
        </text:changed-region>
        <text:changed-region xml:id="ct274738168" text:id="ct274738168">
          <text:insertion>
            <office:change-info>
              <dc:creator>Auteur inconnu</dc:creator>
              <dc:date>2021-09-08T16:24:00</dc:date>
            </office:change-info>
          </text:insertion>
        </text:changed-region>
        <text:changed-region xml:id="ct274740872" text:id="ct274740872">
          <text:insertion>
            <office:change-info>
              <dc:creator>Auteur inconnu</dc:creator>
              <dc:date>2021-09-08T16:24:00</dc:date>
            </office:change-info>
          </text:insertion>
        </text:changed-region>
        <text:changed-region xml:id="ct274741080" text:id="ct274741080">
          <text:insertion>
            <office:change-info>
              <dc:creator>Auteur inconnu</dc:creator>
              <dc:date>2021-09-08T16:24:00</dc:date>
            </office:change-info>
          </text:insertion>
        </text:changed-region>
        <text:changed-region xml:id="ct274745760" text:id="ct274745760">
          <text:insertion>
            <office:change-info>
              <dc:creator>Auteur inconnu</dc:creator>
              <dc:date>2021-06-09T10:04:00</dc:date>
            </office:change-info>
          </text:insertion>
        </text:changed-region>
        <text:changed-region xml:id="ct274741184" text:id="ct274741184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274741288" text:id="ct274741288">
          <text:insertion>
            <office:change-info>
              <dc:creator>Auteur inconnu</dc:creator>
              <dc:date>2019-11-21T16:50:00</dc:date>
            </office:change-info>
          </text:insertion>
        </text:changed-region>
        <text:changed-region xml:id="ct274738272" text:id="ct274738272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274738376" text:id="ct274738376">
          <text:insertion>
            <office:change-info>
              <dc:creator>Auteur inconnu</dc:creator>
              <dc:date>2017-03-14T11:30:00</dc:date>
            </office:change-info>
          </text:insertion>
        </text:changed-region>
        <text:changed-region xml:id="ct274739104" text:id="ct274739104">
          <text:insertion>
            <office:change-info>
              <dc:creator>Auteur inconnu</dc:creator>
              <dc:date>2019-11-25T10:26:00</dc:date>
            </office:change-info>
          </text:insertion>
        </text:changed-region>
        <text:changed-region xml:id="ct273437568" text:id="ct273437568">
          <text:insertion>
            <office:change-info>
              <dc:creator>Auteur inconnu</dc:creator>
              <dc:date>2019-11-25T10:27:00</dc:date>
            </office:change-info>
          </text:insertion>
        </text:changed-region>
        <text:changed-region xml:id="ct273437776" text:id="ct273437776">
          <text:insertion>
            <office:change-info>
              <dc:creator>Auteur inconnu</dc:creator>
              <dc:date>2019-11-25T10:04:00</dc:date>
            </office:change-info>
          </text:insertion>
        </text:changed-region>
        <text:changed-region xml:id="ct273437360" text:id="ct273437360">
          <text:insertion>
            <office:change-info>
              <dc:creator>Auteur inconnu</dc:creator>
              <dc:date>2019-11-25T10:04:00</dc:date>
            </office:change-info>
          </text:insertion>
        </text:changed-region>
        <text:changed-region xml:id="ct273437672" text:id="ct273437672">
          <text:insertion>
            <office:change-info>
              <dc:creator>Auteur inconnu</dc:creator>
              <dc:date>2019-11-25T10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PROVINCE DE NAMUR</text:p>
      <text:p text:style-name="P19">VILLE D'ANDENNE</text:p>
      <text:p text:style-name="P20"/>
      <text:p text:style-name="P17"><text:span text:style-name="T1">SEANCE DU CONSEIL COMMUNAL DU </text:span><text:change-start text:change-id="ct274742016"/><text:span text:style-name="T1">self.adapted().getDisplayableName(withHour=False, uppercase=True)</text:span><text:change-end text:change-id="ct274742016"/><text:span text:style-name="T1"> </text:span></text:p>
      <text:p text:style-name="P16"/>
      <text:p text:style-name="P2"/>
      <text:p text:style-name="P8">PROCES-VERBAL</text:p>
      <text:p text:style-name="P39"><text:change-start text:change-id="ct274742120"/>self.adapted().getMeetingNumberForPrinting()<text:change-end text:change-id="ct274742120"/></text:p>
      <text:p text:style-name="P48"><text:change-start text:change-id="ct274742224"/><text:span text:style-name="T11">self.getMeetingNumberInParliamentaryTerm()</text:span><text:change-end text:change-id="ct274742224"/> <text:change-start text:change-id="ct274743056"/><text:span text:style-name="T15">self.adapted().getMeetingNumberInParliamentaryTermExponentForPrinting()</text:span><text:change-end text:change-id="ct274743056"/><text:span text:style-name="T14"> réunion de la législature</text:span></text:p>
      <text:p text:style-name="P5"/>
      <text:p text:style-name="P5">Le Conseil communal se réunit <text:change-start text:change-id="ct274742848"/>self.getPlace()<text:change-end text:change-id="ct274742848"/>.</text:p>
      <text:p text:style-name="P5"/>
      <text:p text:style-name="P6">Ouverture de la séance<text:span text:style-name="T5"> :</text:span></text:p>
      <text:p text:style-name="P5">La présidence de la séance est assurée par <text:change-start text:change-id="ct274743160"/>self.adapted().getSignatoriesForPrinting(0,1,True,True)<text:change-end text:change-id="ct274743160"/>.</text:p>
      <text:p text:style-name="P30">La séance est ouverte à <text:change-start text:change-id="ct274743264"/><text:span text:style-name="T12">self.toLocalizedTime(self.getStartDate(),time_only=1)</text:span><text:change-end text:change-id="ct274743264"/><text:span text:style-name="T12">.</text:span></text:p>
      <text:p text:style-name="P31"/>
      <text:p text:style-name="P6">Sont présents<text:span text:style-name="T5"> :</text:span></text:p>
      <table:table table:name="PrésentsSéance" table:style-name="PrésentsSéance">
        <table:table-column table:style-name="PrésentsSéance.A"/>
        <table:table-column table:style-name="PrésentsSéance.B"/>
        <table:table-row table:style-name="PrésentsSéance.1">
          <table:table-cell table:style-name="PrésentsSéance.A1" office:value-type="string">
            <text:p text:style-name="P4">MM.</text:p>
          </table:table-cell>
          <table:table-cell table:style-name="PrésentsSéance.A1" office:value-type="string">
            <text:p text:style-name="standard2">A<office:annotation><dc:creator>Auteur inconnu</dc:creator><dc:date>2010-11-05T11:34:17.46</dc:date><text:p><text:span text:style-name="T19">do text if not self.getAssembly()</text:span></text:p><text:p>from xhtml(self.adapted().getAttendeesForPrinting(),stylesMapping={'p':'standard2'})</text:p></office:annotation>ssembly</text:p>
          </table:table-cell>
        </table:table-row>
      </table:table>
      <text:p text:style-name="Text_20_body"/>
      <table:table table:name="AbsentsSéance" table:style-name="AbsentsSéance">
        <table:table-column table:style-name="AbsentsSéance.A"/>
        <table:table-column table:style-name="AbsentsSéance.B"/>
        <table:table-row>
          <table:table-cell table:style-name="AbsentsSéance.A1" table:number-columns-spanned="2" office:value-type="string">
            <text:p text:style-name="P21">Sont <text:change-start text:change-id="ct274743368"/><office:annotation><dc:creator>Auteur inconnu</dc:creator><dc:date>2016-12-01T12:08:50.46</dc:date><text:p><text:span text:style-name="T22">do table if self.adapted().getAbsentsForPrinting(absenceType='absents')</text:span></text:p></office:annotation><text:change-end text:change-id="ct274743368"/>absent(s)<text:span text:style-name="T5"> :</text:span></text:p>
          </table:table-cell>
          <table:covered-table-cell/>
        </table:table-row>
        <table:table-row table:style-name="AbsentsSéance.2">
          <table:table-cell table:style-name="AbsentsSéance.A1" office:value-type="string">
            <text:p text:style-name="P22"/>
          </table:table-cell>
          <table:table-cell table:style-name="AbsentsSéance.A1" office:value-type="string">
            <text:p text:style-name="P22"/>
          </table:table-cell>
        </table:table-row>
        <table:table-row>
          <table:table-cell table:style-name="AbsentsSéance.A1" office:value-type="string">
            <text:p text:style-name="Table_20_Contents">MM.</text:p>
          </table:table-cell>
          <table:table-cell table:style-name="AbsentsSéance.A1" office:value-type="string">
            <text:p text:style-name="Table_20_Contents"><text:change-start text:change-id="ct274743472"/><office:annotation><dc:creator>Auteur inconnu</dc:creator><dc:date>2016-12-01T12:10:21.47</dc:date><text:p><text:span text:style-name="T19">do text</text:span></text:p><text:p>from xhtml(self.adapted().getAbsentsForPrinting(absenceType='absents'),stylesMapping={'p':'standard2'})</text:p></office:annotation><text:change-end text:change-id="ct274743472"/></text:p>
          </table:table-cell>
        </table:table-row>
      </table:table>
      <table:table table:name="ExcusésSéance" table:style-name="ExcusésSéance">
        <table:table-column table:style-name="ExcusésSéance.A"/>
        <table:table-column table:style-name="ExcusésSéance.B"/>
        <table:table-row>
          <table:table-cell table:style-name="ExcusésSéance.A1" table:number-columns-spanned="2" office:value-type="string">
            <text:p text:style-name="P21">Sont <office:annotation><dc:creator>Auteur inconnu</dc:creator><dc:date>2016-12-01T12:08:50.47</dc:date><text:p><text:span text:style-name="T22">do table if self.adapted().getAbsentsForPrinting(absenceType='excused')</text:span></text:p></office:annotation>absent(s) et excusé(s)<text:span text:style-name="T5"> :</text:span></text:p>
          </table:table-cell>
          <table:covered-table-cell/>
        </table:table-row>
        <table:table-row table:style-name="ExcusésSéance.2">
          <table:table-cell table:style-name="ExcusésSéance.A1" office:value-type="string">
            <text:p text:style-name="P22"/>
          </table:table-cell>
          <table:table-cell table:style-name="ExcusésSéance.A1" office:value-type="string">
            <text:p text:style-name="P22"/>
          </table:table-cell>
        </table:table-row>
        <table:table-row>
          <table:table-cell table:style-name="ExcusésSéance.A1" office:value-type="string">
            <text:p text:style-name="Table_20_Contents">MM.</text:p>
          </table:table-cell>
          <table:table-cell table:style-name="ExcusésSéance.A1" office:value-type="string">
            <text:p text:style-name="Table_20_Contents"><office:annotation><dc:creator>Auteur inconnu</dc:creator><dc:date>2016-12-01T12:10:21.47</dc:date><text:p><text:span text:style-name="T19">do text</text:span></text:p><text:p>from xhtml(self.adapted().getAbsentsForPrinting(absenceType='excused'),stylesMapping={'p':'standard2'})</text:p></office:annotation></text:p>
          </table:table-cell>
        </table:table-row>
      </table:table>
      <text:p text:style-name="P10"><text:span text:style-name="T3">Points en urgence</text:span> :</text:p>
      <text:p text:style-name="P10">Le Conseil communal, sur proposition de Monsieur le Bourgmestre, décrète à l'unanimité l'urgence de l'examen du(des) point(s) complémentaire(s) suivant(s) :</text:p>
      <text:list xml:id="list4359960130857000997" text:style-name="L1">
        <text:list-item>
          <text:p text:style-name="P50"/>
        </text:list-item>
      </text:list>
      <text:p text:style-name="P10"><text:span text:style-name="T3">Observations après séance</text:span><text:span text:style-name="T1"> :</text:span></text:p>
      <text:p text:style-name="P10"><office:annotation><dc:creator>Auteur inconnu</dc:creator><dc:date>2016-12-01T11:18:18.47</dc:date><text:p><text:span text:style-name="T22">do text</text:span></text:p><text:p>from xhtml(self.getPostObservations())</text:p></office:annotation>Observation</text:p>
      <text:p text:style-name="P10"/>
      <text:p text:style-name="Text_20_body"><text:span text:style-name="T3">Mouvements en cours de séance</text:span><text:span text:style-name="T6"> :</text:span></text:p>
      <text:p text:style-name="Text_20_body">Les éventuels mouvements en cours de séance sont mentionnés dans le corps du présent procès-verbal.</text:p>
      <text:p text:style-name="Text_20_body"/>
      <text:p text:style-name="Text_20_body"/>
      <text:p text:style-name="P9">* <text:s text:c="2"/>* <text:s text:c="2"/>*</text:p>
      <text:p text:style-name="P9">*</text:p>
      <text:p text:style-name="Text_20_body"><text:soft-page-break/></text:p>
      <text:p text:style-name="P18"/>
      <text:p text:style-name="P17"><text:span text:style-name="T1">Ordre du jour de la réunion du </text:span><text:change-start text:change-id="ct274743576"/><text:span text:style-name="T1">self.adapted().getDisplayableName(withHour=False, uppercase=False)</text:span><text:change-end text:change-id="ct274743576"/><text:span text:style-name="T1"> </text:span></text:p>
      <text:p text:style-name="P16"/>
      <text:p text:style-name="P3"/>
      <text:p text:style-name="P3"/>
      <text:section text:style-name="Sect1" text:name="Séance Publique">
        <text:p text:style-name="P14">SEANCE PUBLIQUE</text:p>
        <text:p text:style-name="Standard"/>
        <text:p text:style-name="Standard"/>
        <text:p text:style-name="Standard"/>
        <text:section text:style-name="Sect1" text:name="Catégorie Publique">
          <text:p text:style-name="P43"><office:annotation><dc:creator>Auteur inconnu</dc:creator><dc:date>2021-05-26T16:21:29.48</dc:date><text:p text:style-name="P52"><text:span text:style-name="T21">do section for categoryList in self.adapted().getPrintableItemsByCategory(itemUids, late='both', privacy='public')</text:span></text:p></office:annotation><text:change-start text:change-id="ct274745032"/>categoryList[1]<text:change-end text:change-id="ct274745032"/>.<text:tab/><text:change-start text:change-id="ct274744824"/>categoryList[0].Title()<text:change-end text:change-id="ct274744824"/></text:p>
          <text:p text:style-name="Standard"/>
          <table:table table:name="OJPublicSeul" table:style-name="OJPublicSeul">
            <table:table-column table:style-name="OJPublicSeul.A"/>
            <table:table-row>
              <table:table-cell office:value-type="string">
                <text:p text:style-name="Table_20_Contents"><office:annotation><dc:creator>Auteur inconnu</dc:creator><dc:date>2020-06-04T15:39:27.48</dc:date><text:p text:style-name="P52"><text:span text:style-name="T21">do table if len(categoryList[2]) == 1</text:span></text:p></office:annotation><office:annotation><dc:creator>Auteur inconnu</dc:creator><dc:date>2021-09-01T10:19:27.48</dc:date><text:p text:style-name="P52"><text:span text:style-name="T22">do text if categoryList[2][0][0].emergency != 'emergency_accepted'</text:span></text:p></office:annotation><text:tab/><text:change-start text:change-id="ct274745240"/><text:span text:style-name="T16">categoryList[2][0][0].Title()</text:span><text:change-end text:change-id="ct274745240"/></text:p>
                <text:p text:style-name="Table_20_Contents"><text:span text:style-name="T16"><office:annotation><dc:creator>Auteur inconnu</dc:creator><dc:date>2021-09-01T10:25:55.48</dc:date><text:p text:style-name="P52"><text:span text:style-name="T22">do text else</text:span></text:p></office:annotation></text:span><text:span text:style-name="T16"><text:tab/></text:span><text:span text:style-name="T17">URGENCE - </text:span><text:change-start text:change-id="ct274744720"/><text:span text:style-name="T17">categoryList[2][0][0].Title()</text:span><text:change-end text:change-id="ct274744720"/></text:p>
                <text:p text:style-name="Table_20_Contents"/>
              </table:table-cell>
            </table:table-row>
          </table:table>
          <table:table table:name="OJPublicMultiple" table:style-name="OJPublicMultiple">
            <table:table-column table:style-name="OJPublicMultiple.A"/>
            <table:table-row>
              <table:table-cell office:value-type="string">
                <text:p text:style-name="P27"><office:annotation><dc:creator>Auteur inconnu</dc:creator><dc:date>2020-06-04T14:32:04.48</dc:date><text:p text:style-name="P52"><text:span text:style-name="T22">do table else</text:span></text:p></office:annotation><office:annotation><dc:creator>Auteur inconnu</dc:creator><dc:date>2020-06-04T15:27:32.48</dc:date><text:p text:style-name="P52"><text:span text:style-name="T21">do row for item in categoryList[2]</text:span></text:p></office:annotation><office:annotation><dc:creator>Auteur inconnu</dc:creator><dc:date>2021-09-01T10:29:27.48</dc:date><text:p text:style-name="P52"><text:span text:style-name="T22">do text if item</text:span><text:span text:style-name="T21">[0]['emergency'] != 'emergency_accepted'</text:span></text:p></office:annotation><text:change-start text:change-id="ct274745448"/>item[1]<text:change-end text:change-id="ct274745448"/><text:tab/><text:change-start text:change-id="ct274745344"/>item[0].Title()<text:change-end text:change-id="ct274745344"/></text:p>
                <text:p text:style-name="Table_20_Contents"><text:span text:style-name="T1"><office:annotation><dc:creator>Auteur inconnu</dc:creator><dc:date>2021-09-01T16:30:13.48</dc:date><text:p text:style-name="P52"><text:span text:style-name="T22">do text else</text:span></text:p></office:annotation></text:span><text:change-start text:change-id="ct274745864"/><text:span text:style-name="T1">item[1]</text:span><text:change-end text:change-id="ct274745864"/><text:span text:style-name="T1"><text:tab/>URGENCE – </text:span><text:change-start text:change-id="ct274744928"/><text:span text:style-name="T1">item[0].Title()</text:span><text:change-end text:change-id="ct274744928"/></text:p>
                <text:p text:style-name="Table_20_Contents"/>
              </table:table-cell>
            </table:table-row>
          </table:table>
        </text:section>
        <text:p text:style-name="Standard"/>
        <text:p text:style-name="Standard"/>
        <text:p text:style-name="P41"/>
      </text:section>
      <text:section text:style-name="Sect1" text:name="Huis-Clos">
        <text:p text:style-name="P14">HUIS CLOS</text:p>
        <text:p text:style-name="Standard"/>
        <text:p text:style-name="Standard"/>
        <text:p text:style-name="Standard"/>
        <text:section text:style-name="Sect1" text:name="Catégorie Huis-Clos">
          <text:p text:style-name="P43"><office:annotation><dc:creator>Auteur inconnu</dc:creator><dc:date>2020-06-04T14:26:48.48</dc:date><text:p text:style-name="P52"><text:span text:style-name="T21">do section for categoryList in self.adapted().getPrintableItemsByCategory(itemUids, late='both', privacy='secret')</text:span></text:p></office:annotation><text:change-start text:change-id="ct274745552"/>categoryList[1]<text:change-end text:change-id="ct274745552"/>.<text:tab/><text:change-start text:change-id="ct274745656"/>categoryList[0].Title()<text:change-end text:change-id="ct274745656"/></text:p>
          <text:p text:style-name="Standard"/>
          <table:table table:name="OJHuis-ClosSeul" table:style-name="OJHuis-ClosSeul">
            <table:table-column table:style-name="OJHuis-ClosSeul.A"/>
            <table:table-row>
              <table:table-cell office:value-type="string">
                <text:p text:style-name="Table_20_Contents"><office:annotation><dc:creator>Auteur inconnu</dc:creator><dc:date>2020-06-04T15:42:06.48</dc:date><text:p text:style-name="P52"><text:span text:style-name="T21">do table if len(categoryList[2]) == 1</text:span></text:p></office:annotation><office:annotation><dc:creator>Auteur inconnu</dc:creator><dc:date>2021-09-01T16:32:57.48</dc:date><text:p text:style-name="P52"><text:span text:style-name="T21">do text if categoryList[2][0][0].emergency != 'emergency_accepted'</text:span></text:p></office:annotation><text:tab/><text:change-start text:change-id="ct274745968"/><text:span text:style-name="T16">categoryList[2][0][0].Title()</text:span><text:change-end text:change-id="ct274745968"/></text:p>
                <text:p text:style-name="Table_20_Contents"><text:span text:style-name="T16"><office:annotation><dc:creator>Auteur inconnu</dc:creator><dc:date>2021-09-01T16:33:18.48</dc:date><text:p text:style-name="P52"><text:span text:style-name="T22">do text else</text:span></text:p></office:annotation></text:span><text:span text:style-name="T16"><text:tab/></text:span><text:span text:style-name="T17">URGENCE - </text:span><text:change-start text:change-id="ct274746072"/><text:span text:style-name="T17">categoryList[2][0][0].Title()</text:span><text:change-end text:change-id="ct274746072"/></text:p>
                <text:p text:style-name="Table_20_Contents"/>
              </table:table-cell>
            </table:table-row>
          </table:table>
          <table:table table:name="OJHuis-ClosMultiple" table:style-name="OJHuis-ClosMultiple">
            <table:table-column table:style-name="OJHuis-ClosMultiple.A"/>
            <table:table-row>
              <table:table-cell office:value-type="string">
                <text:p text:style-name="Table_20_Contents"><office:annotation><dc:creator>Auteur inconnu</dc:creator><dc:date>2020-06-04T14:32:04.48</dc:date><text:p text:style-name="P52"><text:span text:style-name="T22">do table else</text:span></text:p></office:annotation><office:annotation><dc:creator>Auteur inconnu</dc:creator><dc:date>2020-06-04T15:42:39.48</dc:date><text:p text:style-name="P52"><text:span text:style-name="T21">do row for item in categoryList[2]</text:span></text:p></office:annotation><office:annotation><dc:creator>Auteur inconnu</dc:creator><dc:date>2021-09-01T16:37:11.48</dc:date><text:p text:style-name="P52"><text:span text:style-name="T21">do text if item[0]['emergency'] != 'emergency_accepted'</text:span></text:p></office:annotation><text:change-start text:change-id="ct274740040"/>item[1]<text:change-end text:change-id="ct274740040"/><text:tab/><text:change-start text:change-id="ct274739208"/>item[0].Title()<text:change-end text:change-id="ct274739208"/></text:p>
                <text:p text:style-name="P28"><office:annotation><dc:creator>Auteur inconnu</dc:creator><dc:date>2021-09-01T16:37:45.48</dc:date><text:p text:style-name="P52"><text:span text:style-name="T22">do text else</text:span></text:p></office:annotation><text:change-start text:change-id="ct274738584"/>item[1]<text:change-end text:change-id="ct274738584"/><text:tab/>URGENCE - <text:change-start text:change-id="ct274738480"/>item[0].Title()<text:change-end text:change-id="ct274738480"/></text:p>
                <text:p text:style-name="Table_20_Contents"/>
              </table:table-cell>
            </table:table-row>
          </table:table>
        </text:section>
        <text:p text:style-name="Standard"/>
      </text:section>
      <text:p text:style-name="P12">* <text:s text:c="3"/>* <text:s text:c="3"/>*</text:p>
      <text:section text:style-name="Sect2" text:name="Delibés Publiques">
        <text:p text:style-name="P43"><text:span text:style-name="T18"><office:annotation><dc:creator>Auteur inconnu</dc:creator><dc:date>2021-05-27T12:12:03.49</dc:date><text:p><text:span text:style-name="T21">do section for categoryList in self.adapted().getPrintableItemsByCategory(itemUids, late='both', privacy='public')</text:span></text:p></office:annotation></text:span><text:change-start text:change-id="ct274745136"/><text:span text:style-name="T18">categoryList[1]</text:span><text:change-end text:change-id="ct274745136"/><text:span text:style-name="T18">.<text:tab/></text:span><text:change-start text:change-id="ct274739520"/><text:span text:style-name="T18">categoryList[0].Title()</text:span><text:change-end text:change-id="ct274739520"/></text:p>
        <text:section text:style-name="Sect1" text:name="Délibé Publique">
          <text:p text:style-name="P44"><office:annotation><dc:creator>Auteur inconnu</dc:creator><dc:date>2021-05-27T12:39:24.49</dc:date><text:p text:style-name="P52"><text:span text:style-name="T21">do section for p in categoryList[2]</text:span></text:p></office:annotation></text:p>
          <table:table table:name="PointPublic" table:style-name="PointPublic">
            <table:table-column table:style-name="PointPublic.A"/>
            <table:table-row>
              <table:table-cell office:value-type="string">
                <text:p text:style-name="Table_20_Contents"><office:annotation><dc:creator>Auteur inconnu</dc:creator><dc:date>2020-06-04T15:39:27.49</dc:date><text:p text:style-name="P52"><text:span text:style-name="T21">do table if len(categoryList[2]) == 1</text:span></text:p></office:annotation><office:annotation><dc:creator>Auteur inconnu</dc:creator><dc:date>2021-09-01T10:19:27.49</dc:date><text:p text:style-name="P52"><text:span text:style-name="T22">do text if categoryList[2][0][0].emergency != 'emergency_accepted'</text:span></text:p></office:annotation><text:tab/><text:change-start text:change-id="ct274740352"/><text:span text:style-name="T16">categoryList[2][0][0].Title()</text:span><text:change-end text:change-id="ct274740352"/></text:p>
                <text:p text:style-name="Table_20_Contents"><text:span text:style-name="T16"><office:annotation><dc:creator>Auteur inconnu</dc:creator><dc:date>2021-09-01T10:25:55.49</dc:date><text:p text:style-name="P52"><text:span text:style-name="T22">do text else</text:span></text:p></office:annotation></text:span><text:span text:style-name="T16"><text:tab/></text:span><text:span text:style-name="T17">URGENCE - </text:span><text:change-start text:change-id="ct274739832"/><text:span text:style-name="T17">categoryList[2][0][0].Title()</text:span><text:change-end text:change-id="ct274739832"/></text:p>
                <text:p text:style-name="Table_20_Contents"/>
              </table:table-cell>
            </table:table-row>
          </table:table>
          <text:p text:style-name="P45"/>
          <table:table table:name="PointsPublics" table:style-name="PointsPublics">
            <table:table-column table:style-name="PointsPublics.A"/>
            <table:table-row>
              <table:table-cell office:value-type="string">
                <text:p text:style-name="Table_20_Contents"><office:annotation><dc:creator>Auteur inconnu</dc:creator><dc:date>2020-06-04T14:32:04.49</dc:date><text:p text:style-name="P52"><text:span text:style-name="T22">do table else</text:span></text:p></office:annotation><office:annotation><dc:creator>Auteur inconnu</dc:creator><dc:date>2021-09-01T16:37:11.49</dc:date><text:p text:style-name="P52"><text:span text:style-name="T21">do text if p[0]['emergency'] != 'emergency_accepted'</text:span></text:p></office:annotation><text:change-start text:change-id="ct274739624"/>p[1]<text:change-end text:change-id="ct274739624"/><text:tab/><text:change-start text:change-id="ct274738688"/>p[0].Title()<text:change-end text:change-id="ct274738688"/></text:p>
                <text:p text:style-name="P28"><office:annotation><dc:creator>Auteur inconnu</dc:creator><dc:date>2021-09-01T16:37:45.49</dc:date><text:p text:style-name="P52"><text:span text:style-name="T22">do text else</text:span></text:p></office:annotation><text:change-start text:change-id="ct274740976"/>p[1]<text:change-end text:change-id="ct274740976"/><text:tab/>URGENCE - <text:change-start text:change-id="ct274740664"/>p[0].Title()<text:change-end text:change-id="ct274740664"/></text:p>
                <text:p text:style-name="Table_20_Contents"/>
              </table:table-cell>
            </table:table-row>
          </table:table>
          <text:p text:style-name="Standard"/>
          <table:table table:name="PointPublicAbsents" table:style-name="PointPublicAbsents">
            <table:table-column table:style-name="PointPublicAbsents.A"/>
            <table:table-column table:style-name="PointPublicAbsents.B"/>
            <table:table-column table:style-name="PointPublicAbsents.C"/>
            <table:table-row>
              <table:table-cell table:style-name="PointPublicAbsents.A1" office:value-type="string">
                <text:p text:style-name="P26"/>
              </table:table-cell>
              <table:table-cell table:style-name="PointPublicAbsents.A1" table:number-columns-spanned="2" office:value-type="string">
                <text:p text:style-name="P21"><text:span text:style-name="T10"><office:annotation><dc:creator>Auteur inconnu</dc:creator><dc:date>2016-12-01T12:08:50.49</dc:date><text:p><text:span text:style-name="T22">do table if p[0].adapted().getItemAbsentsForPrinting()</text:span></text:p></office:annotation></text:span><text:span text:style-name="T10">Absent(s) pour l'examen de ce point</text:span><text:span text:style-name="T7">  </text:span><text:span text:style-name="T5">:</text:span></text:p>
              </table:table-cell>
              <table:covered-table-cell/>
            </table:table-row>
            <table:table-row table:style-name="PointPublicAbsents.2">
              <table:table-cell table:style-name="PointPublicAbsents.A1" office:value-type="string">
                <text:p text:style-name="P22"/>
              </table:table-cell>
              <table:table-cell table:style-name="PointPublicAbsents.A1" office:value-type="string">
                <text:p text:style-name="P22"/>
              </table:table-cell>
              <table:table-cell table:style-name="PointPublicAbsents.A1" office:value-type="string">
                <text:p text:style-name="P22"/>
              </table:table-cell>
            </table:table-row>
            <table:table-row table:style-name="PointPublicAbsents.3">
              <table:table-cell table:style-name="PointPublicAbsents.A1" office:value-type="string">
                <text:p text:style-name="Table_20_Contents"/>
              </table:table-cell>
              <table:table-cell table:style-name="PointPublicAbsents.A1" office:value-type="string">
                <text:p text:style-name="Table_20_Contents">MM.</text:p>
              </table:table-cell>
              <table:table-cell table:style-name="PointPublicAbsents.A1" office:value-type="string">
                <text:p text:style-name="Table_20_Contents"><office:annotation><dc:creator>Auteur inconnu</dc:creator><dc:date>2016-12-01T12:10:21.49</dc:date><text:p><text:span text:style-name="T19">do text</text:span></text:p><text:p>from xhtml(p[0].adapted().getItemAbsentsForPrinting(),stylesMapping={'p':'standard2'})</text:p></office:annotation></text:p>
              </table:table-cell>
            </table:table-row>
          </table:table>
          <table:table table:name="PointPublicInterpellations" table:style-name="PointPublicInterpellations">
            <table:table-column table:style-name="PointPublicInterpellations.A"/>
            <table:table-row>
              <table:table-cell office:value-type="string">
                <text:p text:style-name="Table_20_Contents"><office:annotation><dc:creator>Auteur inconnu</dc:creator><dc:date>2021-09-09T10:21:34.49</dc:date><text:p text:style-name="P52"><text:span text:style-name="T22">do table if p[0].getNotes() != ''</text:span></text:p></office:annotation><office:annotation><dc:creator>Auteur inconnu</dc:creator><dc:date>2021-09-09T10:38:44.49</dc:date><text:p><text:span text:style-name="T22">do text</text:span></text:p><text:p>from xhtml(p[0].getNotes(),stylesMapping={'p':'Standard2'})</text:p></office:annotation>Notes et interpellations</text:p>
                <text:p text:style-name="Table_20_Contents"/>
                <text:p text:style-name="P29">***</text:p>
                <text:p text:style-name="P29"/>
              </table:table-cell>
            </table:table-row>
          </table:table>
          <text:p text:style-name="Standard"><office:annotation><dc:date>2010-02-22T00:00:00.49</dc:date><text:p>do text</text:p><text:p>from xhtml(p[0].getPv(),stylesMapping={'p':'Standard2'})</text:p></office:annotation>Pv</text:p>
          <table:table table:name="AnnexesPubliques" table:style-name="AnnexesPubliques">
            <table:table-column table:style-name="AnnexesPubliques.A"/>
            <text:soft-page-break/>
            <table:table-row table:style-name="AnnexesPubliques.1">
              <table:table-cell table:style-name="AnnexesPubliques.A1" office:value-type="string">
                <text:p text:style-name="P51"><office:annotation><dc:creator>Auteur inconnu</dc:creator><dc:date>2016-12-01T14:58:50.50</dc:date><text:p><text:span text:style-name="T20">do table- for annex in IAnnexable(p[0]).getAnnexesToPrint(relatedTo='item_decision')</text:span></text:p></office:annotation></text:p>
                <table:table table:name="AnnexePublique" table:style-name="AnnexePublique">
                  <table:table-column table:style-name="AnnexePublique.A"/>
                  <table:table-row>
                    <table:table-cell table:style-name="AnnexePublique.A1" office:value-type="string">
                      <text:p text:style-name="P25"><text:span text:style-name="T2"><office:annotation><dc:creator>Auteur inconnu</dc:creator><dc:date>2016-09-12T14:44:38.50</dc:date><text:p text:style-name="P52"><text:span text:style-name="T21">do table for image in annex['images']</text:span></text:p></office:annotation></text:span><text:span text:style-name="T2">Annexe </text:span><text:change-start text:change-id="ct274739728"/><text:span text:style-name="T2">annex['number']</text:span><text:change-end text:change-id="ct274739728"/><text:span text:style-name="T9">/</text:span><text:change-start text:change-id="ct274740144"/><text:span text:style-name="T9">len(IAnnexable(p[0]).getAnnexesToPrint(relatedTo='item_decision'))</text:span><text:change-end text:change-id="ct274740144"/><text:span text:style-name="T9">, page </text:span><text:change-start text:change-id="ct274739936"/><text:span text:style-name="T9">image['number']</text:span><text:change-end text:change-id="ct274739936"/><text:span text:style-name="T9">/</text:span><text:change-start text:change-id="ct274739312"/><text:span text:style-name="T9">annex['number_of_images']</text:span><text:change-end text:change-id="ct274739312"/></text:p>
                      <text:p text:style-name="Table_20_Contents"><text:span text:style-name="T8"><office:annotation><dc:creator>Auteur inconnu</dc:creator><dc:date>2016-09-09T16:31:31.50</dc:date><text:p text:style-name="P52"><text:span text:style-name="T20">do text</text:span></text:p><text:p text:style-name="P52"><text:span text:style-name="T20">from document(at=image['path'], anchor='as-char', size=(17.81, 25))</text:span></text:p></office:annotation></text:span><text:span text:style-name="T8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40">----</text:p>
        </text:section>
        <text:p text:style-name="P46"/>
      </text:section>
      <text:p text:style-name="P13"/>
      <text:p text:style-name="P15">HUIS CLOS</text:p>
      <text:p text:style-name="P13"/>
      <text:section text:style-name="Sect1" text:name="Délibés Huis-Clos">
        <text:p text:style-name="P42"><text:span text:style-name="T4"><office:annotation><dc:creator>Auteur inconnu</dc:creator><dc:date>2021-05-27T12:12:03.51</dc:date><text:p text:style-name="P52"><text:span text:style-name="T21">do section for categoryList in self.adapted().getPrintableItemsByCategory(itemUids, late='both', privacy='secret')</text:span></text:p></office:annotation></text:span><text:change-start text:change-id="ct274739416"/><text:span text:style-name="T4">categoryList[1]</text:span><text:change-end text:change-id="ct274739416"/><text:span text:style-name="T4">.<text:tab/></text:span><text:change-start text:change-id="ct274740248"/><text:span text:style-name="T4">categoryList[0].Title()</text:span><text:change-end text:change-id="ct274740248"/></text:p>
        <text:section text:style-name="Sect1" text:name="Délibé Huis-Clos">
          <text:p text:style-name="P44"><office:annotation><dc:creator>Auteur inconnu</dc:creator><dc:date>2021-05-27T12:39:24.51</dc:date><text:p text:style-name="P52"><text:span text:style-name="T21">do section for p in categoryList[2]</text:span></text:p></office:annotation></text:p>
          <table:table table:name="PointHuis-Clos" table:style-name="PointHuis-Clos">
            <table:table-column table:style-name="PointHuis-Clos.A"/>
            <table:table-row>
              <table:table-cell office:value-type="string">
                <text:p text:style-name="Table_20_Contents"><office:annotation><dc:creator>Auteur inconnu</dc:creator><dc:date>2020-06-04T15:39:27.51</dc:date><text:p text:style-name="P52"><text:span text:style-name="T21">do table if len(categoryList[2]) == 1</text:span></text:p></office:annotation><office:annotation><dc:creator>Auteur inconnu</dc:creator><dc:date>2021-09-01T10:19:27.51</dc:date><text:p text:style-name="P52"><text:span text:style-name="T22">do text if categoryList[2][0][0].emergency != 'emergency_accepted'</text:span></text:p></office:annotation><text:tab/><text:change-start text:change-id="ct274738792"/><text:span text:style-name="T16">categoryList[2][0][0].Title()</text:span><text:change-end text:change-id="ct274738792"/></text:p>
                <text:p text:style-name="Table_20_Contents"><text:span text:style-name="T16"><office:annotation><dc:creator>Auteur inconnu</dc:creator><dc:date>2021-09-01T10:25:55.51</dc:date><text:p text:style-name="P52"><text:span text:style-name="T22">do text else</text:span></text:p></office:annotation></text:span><text:span text:style-name="T16"><text:tab/></text:span><text:span text:style-name="T17">URGENCE - </text:span><text:change-start text:change-id="ct274740456"/><text:span text:style-name="T17">categoryList[2][0][0].Title()</text:span><text:change-end text:change-id="ct274740456"/></text:p>
                <text:p text:style-name="Table_20_Contents"/>
              </table:table-cell>
            </table:table-row>
          </table:table>
          <text:p text:style-name="P45"/>
          <table:table table:name="PointsHuis-Clos" table:style-name="PointsHuis-Clos">
            <table:table-column table:style-name="PointsHuis-Clos.A"/>
            <table:table-row>
              <table:table-cell office:value-type="string">
                <text:p text:style-name="Table_20_Contents"><office:annotation><dc:creator>Auteur inconnu</dc:creator><dc:date>2020-06-04T14:32:04.51</dc:date><text:p text:style-name="P52"><text:span text:style-name="T22">do table else</text:span></text:p></office:annotation><office:annotation><dc:creator>Auteur inconnu</dc:creator><dc:date>2021-09-01T16:37:11.51</dc:date><text:p text:style-name="P52"><text:span text:style-name="T21">do text if p[0]['emergency'] != 'emergency_accepted'</text:span></text:p></office:annotation><text:change-start text:change-id="ct274740560"/>p[1]<text:change-end text:change-id="ct274740560"/><text:tab/><text:change-start text:change-id="ct274738896"/>p[0].Title()<text:change-end text:change-id="ct274738896"/></text:p>
                <text:p text:style-name="P28"><office:annotation><dc:creator>Auteur inconnu</dc:creator><dc:date>2021-09-01T16:37:45.51</dc:date><text:p text:style-name="P52"><text:span text:style-name="T22">do text else</text:span></text:p></office:annotation><text:change-start text:change-id="ct274739000"/>p[1]<text:change-end text:change-id="ct274739000"/><text:tab/>URGENCE - <text:change-start text:change-id="ct274740768"/>p[0].Title()<text:change-end text:change-id="ct274740768"/></text:p>
                <text:p text:style-name="Table_20_Contents"/>
              </table:table-cell>
            </table:table-row>
          </table:table>
          <text:p text:style-name="Standard"/>
          <table:table table:name="PointHuis-ClosAbsents" table:style-name="PointHuis-ClosAbsents">
            <table:table-column table:style-name="PointHuis-ClosAbsents.A"/>
            <table:table-column table:style-name="PointHuis-ClosAbsents.B"/>
            <table:table-column table:style-name="PointHuis-ClosAbsents.C"/>
            <table:table-row>
              <table:table-cell table:style-name="PointHuis-ClosAbsents.A1" office:value-type="string">
                <text:p text:style-name="P26"/>
              </table:table-cell>
              <table:table-cell table:style-name="PointHuis-ClosAbsents.A1" table:number-columns-spanned="2" office:value-type="string">
                <text:p text:style-name="P21"><text:span text:style-name="T10"><office:annotation><dc:creator>Auteur inconnu</dc:creator><dc:date>2016-12-01T12:08:50.51</dc:date><text:p><text:span text:style-name="T22">do table if p[0].adapted().getItemAbsentsForPrinting()</text:span></text:p></office:annotation></text:span><text:span text:style-name="T10">Absent(s) pour l'examen de ce point</text:span><text:span text:style-name="T7">  </text:span><text:span text:style-name="T5">:</text:span></text:p>
              </table:table-cell>
              <table:covered-table-cell/>
            </table:table-row>
            <table:table-row table:style-name="PointHuis-ClosAbsents.2">
              <table:table-cell table:style-name="PointHuis-ClosAbsents.A1" office:value-type="string">
                <text:p text:style-name="P22"/>
              </table:table-cell>
              <table:table-cell table:style-name="PointHuis-ClosAbsents.A1" office:value-type="string">
                <text:p text:style-name="P22"/>
              </table:table-cell>
              <table:table-cell table:style-name="PointHuis-ClosAbsents.A1" office:value-type="string">
                <text:p text:style-name="P22"/>
              </table:table-cell>
            </table:table-row>
            <table:table-row table:style-name="PointHuis-ClosAbsents.3">
              <table:table-cell table:style-name="PointHuis-ClosAbsents.A1" office:value-type="string">
                <text:p text:style-name="Table_20_Contents"/>
              </table:table-cell>
              <table:table-cell table:style-name="PointHuis-ClosAbsents.A1" office:value-type="string">
                <text:p text:style-name="Table_20_Contents">MM.</text:p>
              </table:table-cell>
              <table:table-cell table:style-name="PointHuis-ClosAbsents.A1" office:value-type="string">
                <text:p text:style-name="Table_20_Contents"><office:annotation><dc:creator>Auteur inconnu</dc:creator><dc:date>2016-12-01T12:10:21.51</dc:date><text:p><text:span text:style-name="T19">do text</text:span></text:p><text:p>from xhtml(p[0].adapted().getItemAbsentsForPrinting(),stylesMapping={'p':'standard2'})</text:p></office:annotation></text:p>
              </table:table-cell>
            </table:table-row>
          </table:table>
          <table:table table:name="PointHuis-ClosInterpellations" table:style-name="PointHuis-ClosInterpellations">
            <table:table-column table:style-name="PointHuis-ClosInterpellations.A"/>
            <table:table-row>
              <table:table-cell office:value-type="string">
                <text:p text:style-name="Table_20_Contents"><office:annotation><dc:creator>Auteur inconnu</dc:creator><dc:date>2021-09-09T10:21:34.51</dc:date><text:p text:style-name="P52"><text:span text:style-name="T22">do table if p[0].getNotes() != ''</text:span></text:p></office:annotation><office:annotation><dc:creator>Auteur inconnu</dc:creator><dc:date>2021-09-09T10:38:44.51</dc:date><text:p><text:span text:style-name="T22">do text</text:span></text:p><text:p>from xhtml(p[0].getNotes(),stylesMapping={'p':'Standard2'})</text:p></office:annotation>Notes et interpellations</text:p>
                <text:p text:style-name="Table_20_Contents"/>
                <text:p text:style-name="P29">***</text:p>
                <text:p text:style-name="P29"/>
              </table:table-cell>
            </table:table-row>
          </table:table>
          <text:p text:style-name="Standard"><office:annotation><dc:date>2010-02-22T00:00:00.51</dc:date><text:p>do text</text:p><text:p>from xhtml(p[0].getPv(),stylesMapping={'p':'Standard2'})</text:p></office:annotation>Pv</text:p>
          <table:table table:name="AnnexesHuis-Clos" table:style-name="AnnexesHuis-Clos">
            <table:table-column table:style-name="AnnexesHuis-Clos.A"/>
            <table:table-row table:style-name="AnnexesHuis-Clos.1">
              <table:table-cell table:style-name="AnnexesHuis-Clos.A1" office:value-type="string">
                <text:p text:style-name="P51"><office:annotation><dc:creator>Auteur inconnu</dc:creator><dc:date>2016-12-01T14:58:50.51</dc:date><text:p><text:span text:style-name="T20">do table- for annex in IAnnexable(p[0]).getAnnexesToPrint(relatedTo='item_decision')</text:span></text:p></office:annotation></text:p>
                <table:table table:name="AnnexeHuis-Clos" table:style-name="AnnexeHuis-Clos">
                  <table:table-column table:style-name="AnnexeHuis-Clos.A"/>
                  <table:table-row>
                    <table:table-cell table:style-name="AnnexeHuis-Clos.A1" office:value-type="string">
                      <text:p text:style-name="P25"><text:span text:style-name="T2"><office:annotation><dc:creator>Auteur inconnu</dc:creator><dc:date>2016-09-12T14:44:38.51</dc:date><text:p text:style-name="P52"><text:span text:style-name="T21">do table for image in annex['images']</text:span></text:p></office:annotation></text:span><text:span text:style-name="T2">Annexe </text:span><text:change-start text:change-id="ct274738064"/><text:span text:style-name="T2">annex['number']</text:span><text:change-end text:change-id="ct274738064"/><text:span text:style-name="T2">/</text:span><text:change-start text:change-id="ct274738168"/><text:span text:style-name="T2">len(IAnnexable(p[0]).getAnnexesToPrint(relatedTo='item_decision'))</text:span><text:change-end text:change-id="ct274738168"/><text:span text:style-name="T2">, page </text:span><text:change-start text:change-id="ct274740872"/><text:span text:style-name="T2">image['number']</text:span><text:change-end text:change-id="ct274740872"/><text:span text:style-name="T2">/</text:span><text:change-start text:change-id="ct274741080"/><text:span text:style-name="T2">annex['number_of_images']</text:span><text:change-end text:change-id="ct274741080"/></text:p>
                      <text:p text:style-name="Table_20_Contents"><text:span text:style-name="T8"><office:annotation><dc:creator>Auteur inconnu</dc:creator><dc:date>2016-09-09T16:31:31.52</dc:date><text:p text:style-name="P52"><text:span text:style-name="T20">do text</text:span></text:p><text:p text:style-name="P52"><text:span text:style-name="T20">from document(at=image['path'], anchor='as-char', size=(17.81, 25))</text:span></text:p></office:annotation></text:span><text:span text:style-name="T8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40">----</text:p>
          <text:p text:style-name="P40"/>
        </text:section>
        <text:p text:style-name="P46"/>
      </text:section>
      <text:p text:style-name="P13"/>
      <text:p text:style-name="P13">* <text:s text:c="2"/>* <text:s text:c="2"/>*</text:p>
      <text:p text:style-name="P11"/>
      <text:p text:style-name="Text_20_body"><text:span text:style-name="T3">Fin de séance</text:span><text:span text:style-name="T6"> :</text:span></text:p>
      <text:p text:style-name="Text_20_body">Le Président a levé la séance à <text:change-start text:change-id="ct274745760"/>self.toLocalizedTime(self.getEndDate(),time_only=1)<text:change-end text:change-id="ct274745760"/>.</text:p>
      <text:p text:style-name="P10"/>
      <text:p text:style-name="Text_20_body"><text:span text:style-name="T3">Procès-verbal</text:span><text:span text:style-name="T6"> </text:span><text:span text:style-name="T5">:</text:span></text:p>
      <text:p text:style-name="Text_20_body">Le procès-verbal sera signé par le Président et le Directeur général et transcrit dans le registre des procès-verbaux.</text:p>
      <text:p text:style-name="Text_20_body"/>
      <text:p text:style-name="Text_20_body"><text:span text:style-name="T3">Adoption du procès verbal du XXXXXXX</text:span> :</text:p>
      <text:p text:style-name="Text_20_body">Aucune observation n'a été formulée en séance à l'encontre du (des) procès-verbal(ux) de la réunion du Conseil communal du XXXXXX. Ce(s) procès-verbal(ux) est (sont) dès lors adopté(s) conformément aux dispositions de l'article L1122-16 alinéa 4 du Code de la Démocratie Locale et de la Décentralisation et de l'article 111 du Règlement d'ordre intérieur.</text:p>
      <text:p text:style-name="P13"/>
      <text:p text:style-name="P13"><text:soft-page-break/>* <text:s text:c="2"/>* <text:s text:c="2"/>*</text:p>
      <text:p text:style-name="P11"/>
      <text:p text:style-name="P7">Par le Conseil,</text:p>
      <table:table table:name="SignaturesConseil" table:style-name="SignaturesConseil">
        <table:table-column table:style-name="SignaturesConseil.A"/>
        <table:table-column table:style-name="SignaturesConseil.B"/>
        <table:table-row table:style-name="SignaturesConseil.1">
          <table:table-cell table:style-name="SignaturesConseil.A1" office:value-type="string">
            <text:p text:style-name="P34"><text:bookmark text:name="DDE_LINK11"/><text:span text:style-name="T1"><office:annotation><dc:date>2010-08-27T00:00:00.52</dc:date><text:p>do table if not self.getSignatures()</text:p></office:annotation></text:span>Le <text:change-start text:change-id="ct274741184"/>self.adapted().getSignatoriesForPrinting(1,0,True,True)<text:change-end text:change-id="ct274741184"/>,</text:p>
          </table:table-cell>
          <table:table-cell table:style-name="SignaturesConseil.A1" office:value-type="string">
            <text:p text:style-name="P34">Le <text:change-start text:change-id="ct274741288"/>self.adapted().getSignatoriesForPrinting(0,0,True,True)<text:change-end text:change-id="ct274741288"/>,</text:p>
          </table:table-cell>
        </table:table-row>
        <table:table-row table:style-name="SignaturesConseil.2">
          <table:table-cell table:style-name="SignaturesConseil.A1" office:value-type="string">
            <text:p text:style-name="P23"/>
            <text:p text:style-name="P23"/>
          </table:table-cell>
          <table:table-cell table:style-name="SignaturesConseil.A1" office:value-type="string">
            <text:p text:style-name="P24"/>
          </table:table-cell>
        </table:table-row>
        <table:table-row>
          <table:table-cell table:style-name="SignaturesConseil.A1" office:value-type="string">
            <text:p text:style-name="P34">(s) <text:change-start text:change-id="ct274738272"/>self.adapted().getSignatoriesForPrinting(1,1,True,True)<text:change-end text:change-id="ct274738272"/></text:p>
          </table:table-cell>
          <table:table-cell table:style-name="SignaturesConseil.A1" office:value-type="string">
            <text:p text:style-name="P34">(s) <text:change-start text:change-id="ct274738376"/>self.adapted().getSignatoriesForPrinting(0,1,True,True)<text:change-end text:change-id="ct274738376"/></text:p>
            <text:p text:style-name="P36"/>
          </table:table-cell>
        </table:table-row>
      </table:table>
      <table:table table:name="SignaturesCollege" table:style-name="SignaturesCollege">
        <table:table-column table:style-name="SignaturesCollege.A"/>
        <table:table-column table:style-name="SignaturesCollege.B"/>
        <table:table-row table:style-name="SignaturesCollege.1">
          <table:table-cell table:style-name="SignaturesCollege.A1" table:number-columns-spanned="2" office:value-type="string">
            <text:p text:style-name="P7"/>
            <text:p text:style-name="P7">Adopté en séance du</text:p>
            <text:p text:style-name="P7"/>
          </table:table-cell>
          <table:covered-table-cell/>
        </table:table-row>
        <table:table-row table:style-name="SignaturesCollege.2">
          <table:table-cell table:style-name="SignaturesCollege.A1" office:value-type="string">
            <text:p text:style-name="P37"><text:change-start text:change-id="ct274739104"/><text:span text:style-name="T1"><office:annotation><dc:creator>Auteur inconnu</dc:creator><dc:date>2019-11-25T10:26:47.52</dc:date><text:p><text:span text:style-name="T19">do table if not self.getSignatures()</text:span></text:p></office:annotation></text:span><text:change-end text:change-id="ct274739104"/><text:change-start text:change-id="ct273437568"/><text:span text:style-name="T1">self.adapted().getCertifiedSignatures()[2]</text:span><text:change-end text:change-id="ct273437568"/><text:span text:style-name="T13">,</text:span></text:p>
          </table:table-cell>
          <table:table-cell table:style-name="SignaturesCollege.A1" office:value-type="string">
            <text:p text:style-name="P34"><text:change-start text:change-id="ct273437776"/>self.adapted().getCertifiedSignatures()[0]<text:change-end text:change-id="ct273437776"/>,</text:p>
          </table:table-cell>
        </table:table-row>
        <table:table-row table:style-name="SignaturesCollege.3">
          <table:table-cell table:style-name="SignaturesCollege.A1" office:value-type="string">
            <text:p text:style-name="P23"/>
          </table:table-cell>
          <table:table-cell table:style-name="SignaturesCollege.A1" office:value-type="string">
            <text:p text:style-name="P32"/>
          </table:table-cell>
        </table:table-row>
        <table:table-row>
          <table:table-cell table:style-name="SignaturesCollege.A1" office:value-type="string">
            <text:p text:style-name="P33"/>
            <text:p text:style-name="P38"><text:change-start text:change-id="ct273437360"/>self.adapted().getCertifiedSignatures()[3]<text:change-end text:change-id="ct273437360"/></text:p>
          </table:table-cell>
          <table:table-cell table:style-name="SignaturesCollege.A1" office:value-type="string">
            <text:p text:style-name="P35"/>
            <text:p text:style-name="P38"><text:change-start text:change-id="ct273437672"/>self.adapted().getCertifiedSignatures()[1]<text:change-end text:change-id="ct273437672"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OpenSymbol" svg:font-family="OpenSymbo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cm" style:auto-text-indent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style:page-number="auto" fo:keep-with-next="always"/>
      <style:text-properties fo:font-variant="normal" fo:text-transform="none" fo:color="#800000" style:font-name="Tahoma" fo:font-size="16pt" fo:font-weight="bold" style:font-name-asian="Lucida Sans Unicode" style:font-size-asian="14pt" style:font-name-complex="Tahoma4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22cm" fo:margin-bottom="0.109cm" fo:text-align="start" style:justify-single-word="false" style:page-number="auto" fo:break-before="auto" fo:break-after="auto" fo:background-color="transparent" fo:padding="0cm" fo:border="none" style:shadow="none" fo:keep-with-next="always" text:number-lines="false" text:line-number="0">
        <style:tab-stops/>
        <style:background-image/>
      </style:paragraph-properties>
      <style:text-properties fo:font-variant="small-caps" style:use-window-font-color="true" style:font-name="Arial1" fo:font-size="12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cm" fo:margin-bottom="0cm" style:page-number="auto" fo:break-before="page" fo:keep-with-next="always">
        <style:tab-stops>
          <style:tab-stop style:position="1.588cm"/>
        </style:tab-stops>
      </style:paragraph-properties>
      <style:text-properties fo:font-variant="normal" fo:text-transform="none" style:font-name="Arial2" fo:font-size="6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list-style-name="" style:class="extra">
      <style:paragraph-properties style:shadow="none" text:number-lines="true" text:line-number="1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style:font-name="Arial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4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1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1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1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PSPACE" style:family="paragraph" style:master-page-name="">
      <style:paragraph-properties style:page-number="auto" fo:break-before="page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standard2" style:family="paragraph" style:parent-style-name="Standard" style:class="text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style:text-underline-style="none" fo:font-weight="normal"/>
    </style:style>
    <style:style style:name="Standard2" style:family="paragraph" style:parent-style-name="Standard" style:master-page-name="">
      <style:paragraph-properties fo:margin-left="0cm" fo:margin-right="0cm" fo:margin-top="0.199cm" fo:margin-bottom="0.199cm" fo:text-align="justify" style:justify-single-word="false" fo:text-indent="1.499cm" style:auto-text-indent="false" style:page-number="auto"/>
    </style:style>
    <style:style style:name="standard4" style:family="paragraph" style:parent-style-name="standard2">
      <style:text-properties fo:font-style="italic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rubrique" style:family="text">
      <style:text-properties style:font-name="Arial1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.501cm" fo:margin-right="2.501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8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matiere"/>
    <style:master-page style:name="Left_20_Page" style:display-name="Left Page" style:page-layout-name="Mpm3"/>
    <style:master-page style:name="Right_20_Page" style:display-name="Right Page" style:page-layout-name="Mpm4">
      <style:footer>
        <text:p text:style-name="Footer"/>
      </style:footer>
    </style:master-page>
    <style:master-page style:name="Index" style:page-layout-name="Mpm2"/>
    <style:master-page style:name="HTML" style:page-layout-name="Mpm5"/>
    <style:master-page style:name="Footnote" style:page-layout-name="Mpm6"/>
    <style:master-page style:name="Endnote" style:page-layout-name="Mpm6"/>
    <style:master-page style:name="matiere" style:page-layout-name="Mpm7" style:next-style-name="Standard"/>
    <style:master-page style:name="annex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06-01-24T15:14:18</meta:creation-date>
    <dc:date>2021-09-28T15:03:30.04</dc:date>
    <dc:language>fr-FR</dc:language>
    <meta:editing-cycles>437</meta:editing-cycles>
    <meta:editing-duration>P62DT7H46M47S</meta:editing-duration>
    <meta:document-statistic meta:table-count="21" meta:image-count="0" meta:object-count="0" meta:page-count="4" meta:paragraph-count="93" meta:word-count="398" meta:character-count="3381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